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Light" svg:font-family="'Segoe U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Light"/>
    </style:style>
    <style:style style:name="P2" style:family="paragraph" style:parent-style-name="Standard">
      <style:paragraph-properties fo:text-align="center" style:justify-single-word="false"/>
      <style:text-properties style:font-name="Segoe UI Light"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Standard">
      <style:paragraph-properties fo:text-align="start" style:justify-single-word="false"/>
      <style:text-properties style:font-name="Segoe UI Light"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4" style:family="paragraph" style:parent-style-name="Standard">
      <style:paragraph-properties fo:text-align="start" style:justify-single-word="false"/>
      <style:text-properties style:font-name="Segoe UI Light" fo:font-size="13pt" fo:font-style="normal" style:text-underline-style="none" fo:font-weight="normal" style:font-size-asian="13pt" style:font-style-asian="normal" style:font-weight-asian="normal" style:font-size-complex="13pt" style:font-style-complex="normal" style:font-weight-complex="normal"/>
    </style:style>
    <style:style style:name="P5" style:family="paragraph" style:parent-style-name="Standard">
      <style:paragraph-properties fo:text-align="center" style:justify-single-word="false"/>
      <style:text-properties style:font-name="Segoe UI Light"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6" style:family="paragraph" style:parent-style-name="Standard">
      <style:text-properties style:font-name="Segoe UI Light"/>
    </style:style>
    <style:style style:name="P7" style:family="paragraph" style:parent-style-name="Standard" style:list-style-name="L1">
      <style:paragraph-properties fo:text-align="start" style:justify-single-word="false"/>
      <style:text-properties style:font-name="Segoe UI Light" fo:font-size="13pt" fo:font-style="normal" style:text-underline-style="none" fo:font-weight="normal" style:font-size-asian="13pt" style:font-style-asian="normal" style:font-weight-asian="normal" style:font-size-complex="13pt" style:font-style-complex="normal" style:font-weight-complex="normal"/>
    </style:style>
    <style:style style:name="P8" style:family="paragraph" style:parent-style-name="Standard">
      <style:text-properties style:font-name="Segoe UI Light" style:text-underline-style="none"/>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5">Cahier des charges : Musician Social Network</text:p>
      <text:p text:style-name="P4"/>
      <text:p text:style-name="P4"/>
      <text:p text:style-name="P3">1) Contexte et présentation du projet</text:p>
      <text:p text:style-name="P4"/>
      <text:p text:style-name="P4"><text:tab/>Le projet consiste en la création d'un réseau social réservé au domaine de la musique, que ce soit pour les musiciens(ciennes) ou pour les personnes qui organisent des événements musicaux. L'application ne sera pas uniquement dédié aux professionnels, il permettra aux personnes de contacter différents lieux où ils pourraient jouer (des bars, d'autres musiciens, des salles), contacter des managers, ou simplement contacter d'autres musiciens avec l'objectif de créer un groupe ou simplement de jammer et d'élargir son réseau.</text:p>
      <text:p text:style-name="P4"/>
      <text:p text:style-name="P4"><text:tab/>A chaque connexion, l'user aura une sélection de morceaux composés par d'autres users et devra donner son avis et mettre une note à ces morceaux. Ce système permettra de faire écouter chaque création à tous les users de l'application.</text:p>
      <text:p text:style-name="P4"/>
      <text:p text:style-name="P3">2) Besoins et contraintes liés au projet</text:p>
      <text:p text:style-name="P3"/>
      <text:p text:style-name="P4"><text:tab/>Chaque personne s'inscrivant sur l'application, pourra se créer un compte et un profil type. Il existera plusieurs types de profil : musicien(cienne), organisateur d'event ou gérant de bar cherchant des musicos, managers, et autres...</text:p>
      <text:p text:style-name="P4"/>
      <text:p text:style-name="P4"><text:tab/>L'application sera équipé d'une messagerie instantanée, d'un fil d'actualité où chaque personne pourra poster des vidéos, des messages ou des annonces.</text:p>
      <text:p text:style-name="P4"/>
      <text:p text:style-name="P4"><text:tab/>Tout compte créé pourra liker ou partager des publications afin d'augmenter la visibilité d'un ami ou d'une personne faisant parti de votre réseau, il pourra faire de même pour vous.</text:p>
      <text:p text:style-name="P3"/>
      <text:p text:style-name="P4"/>
      <text:p text:style-name="P3">3) Résultats attendus</text:p>
      <text:p text:style-name="P4"/>
      <text:p text:style-name="P4"><text:tab/>Cette application devra permettre d’accélérer le processus de notoriété et de visibilité via des publications, des likes et des partages mais également grâce aux différents contacts se faisant sur cette application.</text:p>
      <text:p text:style-name="P4"/>
      <text:p text:style-name="P4"><text:tab/>Il devra également permettre de former de nouveaux groupes, chaque personne pourra poster une annonce pour la recherche d'un ou de plusieurs musiciens.</text:p>
      <text:p text:style-name="P4"/>
      <text:p text:style-name="P4"><text:soft-page-break/></text:p>
      <text:p text:style-name="P4"/>
      <text:p text:style-name="P4"/>
      <text:p text:style-name="P4"><text:span text:style-name="T1">Idées </text:span>:</text:p>
      <text:p text:style-name="P4"/>
      <text:list xml:id="list7708362750830966451" text:style-name="L1">
        <text:list-item>
          <text:p text:style-name="P7">Partager des vidéos, des fichiers audios, des compositions etc....</text:p>
        </text:list-item>
        <text:list-item>
          <text:p text:style-name="P7">Système de notation ou appréciation sur le contenu audio, avec un commentaire à l'appui</text:p>
        </text:list-item>
        <text:list-item>
          <text:p text:style-name="P7">Récupérer la localisation de l'Utilisateur pour afficher une map des différents musiciens dans le monde</text:p>
        </text:list-item>
        <text:list-item>
          <text:p text:style-name="P7">Conserver la date de création du compte</text:p>
        </text:list-item>
        <text:list-item>
          <text:p text:style-name="P7"/>
        </text:list-item>
        <text:list-item>
          <text:p text:style-name="P7">Recommander une personne moins expérimentée, via une personne plus expérimentée, cela apportera plus de visibilité</text:p>
        </text:list-item>
        <text:list-item>
          <text:p text:style-name="P7">L'application permettra également de rencontrer des musiciens aux alentours afin de pouvoir trouver des personnes partageant la même passion.</text:p>
        </text:list-item>
      </text:list>
      <text:p text:style-name="P4"/>
      <text:p text:style-name="P4"/>
      <text:p text:style-name="P4"><text:span text:style-name="T1">Prix </text:span>: Gratuit</text:p>
      <text:list xml:id="list43574037" text:continue-numbering="true" text:style-name="L1">
        <text:list-header>
          <text:p text:style-name="P7"/>
        </text:list-header>
      </text:list>
      <text:p text:style-name="P1"/>
      <text:p text:style-name="P1"/>
      <text:p text:style-name="P1">MainActivity : L'écran du fil d'actualité, permet d'intéragir, poster du contenu comme Facebook, l'Utilisateur voit aussi tout le contenu posté par ses amis ou les personnes qu'il suit</text:p>
      <text:p text:style-name="P1"/>
      <text:p text:style-name="P8">MyProfileActivity : L'écran des détails de l'Utilisateur</text:p>
      <text:p text:style-name="P8">EditMyProfileActivity : L'écran permettant à l'Utilisateur de modifier ses informations</text:p>
      <text:p text:style-name="P8"/>
      <text:p text:style-name="P8">MyFriendsActivity : L'écran regroupant l'ensemble des amis de l'Utilisateur</text:p>
      <text:p text:style-name="P8"/>
      <text:p text:style-name="P8">MessengerActivity : L'écran de messagerie de l'utilisateur</text:p>
      <text:p text:style-name="P8"/>
      <text:p text:style-name="P8">ProfileActivity : L'écran des détails d'un Utilisateur</text:p>
      <text:p text:style-name="P8"/>
      <text:p text:style-name="P8">SettingsActivity : L'écran de paramètres de l'applic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Light" svg:font-family="'Segoe U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nzy Suon</meta:initial-creator>
    <meta:creation-date>2018-10-25T10:25:21.75</meta:creation-date>
    <dc:date>2019-09-05T23:37:56.41</dc:date>
    <meta:editing-duration>PT4H55M1S</meta:editing-duration>
    <meta:editing-cycles>15</meta:editing-cycles>
    <meta:generator>OpenOffice/4.1.5$Win32 OpenOffice.org_project/415m1$Build-9789</meta:generator>
    <meta:document-statistic meta:table-count="0" meta:image-count="0" meta:object-count="0" meta:page-count="2" meta:paragraph-count="26" meta:word-count="444" meta:character-count="2991"/>
  </office:meta>
</office:document-meta>
</file>